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/>
          <table:table-cell office:value-type="string" calcext:value-type="string">
            <text:p>Ireto tsy haiko tsara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table:style-name="ce2" office:value-type="time" office:time-value="PT16H00M00S" calcext:value-type="time">
            <text:p>16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2" office:value-type="time" office:time-value="PT18H00M00S" calcext:value-type="time">
            <text:p>18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 table:visibility="collapse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3H00M00S" calcext:value-type="time">
            <text:p>13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6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e2</text:p>
          </table:table-cell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5H00M00S" calcext:value-type="time">
            <text:p>15:00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0M00S" calcext:value-type="time">
            <text:p>10:10:00</text:p>
          </table:table-cell>
          <table:table-cell/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/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35M00S" calcext:value-type="time">
            <text:p>12:35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6M00S" calcext:value-type="time">
            <text:p>10:16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4M00S" calcext:value-type="time">
            <text:p>12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4M00S" calcext:value-type="time">
            <text:p>14:14:00</text:p>
          </table:table-cell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4" calcext:value-type="float">
            <text:p>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2" office:value-type="time" office:time-value="PT11H45M00S" calcext:value-type="time">
            <text:p>11:45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string" calcext:value-type="string">
            <text:p>Hotel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string" calcext:value-type="string">
            <text:p>Hotel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string" calcext:value-type="string">
            <text:p>Hotel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1H45M00S" calcext:value-type="time">
            <text:p>11:45:0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20M00S" calcext:value-type="time">
            <text:p>14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17:52:05.11091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02:00.173419900</meta:creation-date>
    <dc:date>2026-03-26T18:15:54.610145900</dc:date>
    <meta:editing-duration>PT3H27M40S</meta:editing-duration>
    <meta:editing-cycles>24</meta:editing-cycles>
    <meta:generator>LibreOffice/25.8.5.2$Windows_X86_64 LibreOffice_project/9c8b85f387cc00a89945a79c9e6239f32e450ac2</meta:generator>
    <meta:document-statistic meta:table-count="1" meta:cell-count="672" meta:object-count="0"/>
  </office:meta>
</office:document-meta>
</file>